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666666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666666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666666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6cm" draw:marker-start="Circle" draw:marker-start-width="0.3cm" draw:marker-start-center="true" draw:marker-end="Arrow" draw:marker-end-width="0.4cm" draw:fill="none" draw:textarea-vertical-align="middle" fo:padding-top="0.155cm" fo:padding-bottom="0.155cm" fo:padding-left="0.28cm" fo:padding-right="0.28cm"/>
    </style:style>
    <style:style style:name="gr5" style:family="graphic" style:parent-style-name="objectwithoutfill">
      <style:graphic-properties draw:stroke="none" draw:fill="none" draw:textarea-vertical-align="middle"/>
    </style:style>
    <style:style style:name="gr6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Bitstream Vera Sans Mono'" style:font-family-generic="modern" style:font-pitch="fixed"/>
    </style:style>
    <style:style style:name="T1" style:family="text">
      <style:text-properties fo:font-family="'Bitstream Vera Sans Mono'" style:font-family-generic="modern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2" draw:id="id2" draw:layer="layout" svg:width="1.8cm" svg:height="1.8cm" svg:x="5.6cm" svg:y="6.9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8cm" svg:height="1.8cm" svg:x="5.6cm" svg:y="9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1.7cm" svg:height="1.8cm" svg:x="3.9cm" svg:y="9.8cm">
          <text:p text:style-name="P1"><text:span text:style-name="T1">pt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8cm" svg:x="3.9cm" svg:y="6.9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1cm" svg:x1="6.5cm" svg:y1="10.7cm" svg:x2="7.4cm" svg:y2="7.8cm" draw:start-shape="id1" draw:start-glue-point="0" draw:end-shape="id2" draw:end-glue-point="1" svg:d="m6500 10700h2450v-2900h-1550" svg:viewBox="0 0 2451 2901">
          <text:p/>
        </draw:connector>
        <draw:connector draw:style-name="gr5" draw:text-style-name="P1" xml:id="id1" draw:id="id1" draw:layer="layout" draw:type="line" svg:x1="6.5cm" svg:y1="9.8cm" svg:x2="6.5cm" svg:y2="11.6cm" draw:start-shape="id3" draw:start-glue-point="0" draw:end-shape="id3" draw:end-glue-point="2" svg:d="m6500 9800v1800" svg:viewBox="0 0 1 1801">
          <text:p/>
        </draw:connector>
        <draw:custom-shape draw:style-name="gr6" draw:text-style-name="P1" draw:layer="layout" svg:width="6.2cm" svg:height="6.4cm" svg:x="3.5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8cm" svg:height="1.8cm" svg:x="14.5cm" svg:y="7.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8cm" svg:height="1.8cm" svg:x="14.5cm" svg:y="10.4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1.7cm" svg:height="1.8cm" svg:x="12.8cm" svg:y="10.4cm">
          <text:p text:style-name="P1"><text:span text:style-name="T1">pt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8cm" svg:x="12.8cm" svg:y="7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1cm" svg:x1="15.4cm" svg:y1="11.3cm" svg:x2="16.3cm" svg:y2="8.4cm" draw:end-shape="id4" draw:end-glue-point="1" svg:d="m15400 11300h2450v-2900h-1550" svg:viewBox="0 0 2451 2901">
          <text:p/>
        </draw:connector>
        <draw:connector draw:style-name="gr5" draw:text-style-name="P1" draw:layer="layout" draw:type="line" svg:x1="15.4cm" svg:y1="10.45cm" svg:x2="15.4cm" svg:y2="12.25cm" draw:start-shape="id5" draw:start-glue-point="0" draw:end-shape="id5" draw:end-glue-point="2" svg:d="m15400 10450v1800" svg:viewBox="0 0 1 1801">
          <text:p/>
        </draw:connector>
        <draw:custom-shape draw:style-name="gr6" draw:text-style-name="P1" draw:layer="layout" svg:width="6.2cm" svg:height="9.1cm" svg:x="12.4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cm" svg:height="1.8cm" svg:x="14.5cm" svg:y="13.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8cm" svg:x="12.8cm" svg:y="13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uri Pirola</meta:initial-creator>
    <meta:creation-date>2013-03-28T11:22:08</meta:creation-date>
    <dc:date>2013-03-28T13:06:46</dc:date>
    <dc:creator>Yuri Pirola</dc:creator>
    <meta:editing-duration>P0D</meta:editing-duration>
    <meta:editing-cycles>2</meta:editing-cycles>
    <meta:generator>LibreOffice/3.5$Linux_X86_64 LibreOffice_project/350m1$Build-2</meta:generator>
    <meta:document-statistic meta:object-count="16"/>
  </office:meta>
</office:document-meta>
</file>